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5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text:list-style style:name="L4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4" style:family="paragraph">
      <style:paragraph-properties fo:line-height="100.00%" fo:text-align="justify" fo:margin-left="-18.00pt" fo:text-indent="18.00p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 fo:margin-left="70.90pt" fo:text-indent="0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justify" fo:margin-left="70.90pt" fo:text-indent="0.00pt"/>
    </style:style>
    <style:style style:name="P10" style:family="paragraph">
      <style:paragraph-properties fo:line-height="100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left="-18.00pt" fo:text-indent="18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70.90pt" fo:text-indent="0.00pt"/>
    </style:style>
  </office:automatic-styles>
  <office:body>
    <office:text>
      <text:p text:style-name="P1"><text:span text:style-name="T1">Universidade Federal Rural de Pernambuco</text:span></text:p>
      <text:p text:style-name="P1"><text:span text:style-name="T1">Unidade Acadêmica de Garanhuns</text:span></text:p>
      <text:p text:style-name="P2"><text:span text:style-name="T2"/></text:p>
      <text:p text:style-name="P2"><text:span text:style-name="T2"/></text:p>
      <text:p text:style-name="P2"><text:span text:style-name="T3">Disciplina:<text:s/></text:span><text:span text:style-name="T4">Redes Neurais</text:span></text:p>
      <text:p text:style-name="P2"><text:span text:style-name="T5">Prof. Tiago B. A. de Carvalho</text:span></text:p>
      <text:p text:style-name="P2"><text:span text:style-name="T6"/></text:p>
      <text:p text:style-name="P3"><text:span text:style-name="T7">Exercício</text:span></text:p>
      <text:p text:style-name="P3"><text:span text:style-name="T8"/></text:p>
      <text:list text:style-name="L4">
        <text:list-item>
          <text:p text:style-name="P4"><text:span text:style-name="T9">Implemente o algoritmo de treinamento do perceptron utilizando assumindo x0 = 1, w0 = bias, a função de atualização<text:s/></text:span><text:span text:style-name="T10">wi(t+1) = wi(t) + a * xi * [y<text:s/></text:span><text:span text:style-name="T11">–</text:span><text:span text:style-name="T12"><text:s/>f(x</text:span><text:span text:style-name="T13">)]. Sendo<text:s/></text:span><text:span text:style-name="T14">a,</text:span><text:span text:style-name="T15"><text:s/>a taxa de aprendizagem, um parâmetro do modelo.<text:s/></text:span><text:span text:style-name="T16">i</text:span><text:span text:style-name="T17"><text:s/>o índice da variável. Faça a atualização do perceptron até não haver mais erros no conjunto de treino ou exceder o limite de 100 épocas de treinamento.</text:span></text:p>
        </text:list-item>
        <text:list-item>
          <text:p text:style-name="P4"><text:span text:style-name="T17"/></text:p>
        </text:list-item>
      </text:list>
      <text:p text:style-name="P5"><text:span text:style-name="T18">Faça o treinamento para os 150 exemplos da base Iris. Treine um perceptron para cada classe, utilize taxa de aprendizagem<text:s/></text:span><text:span text:style-name="T19">a</text:span><text:span text:style-name="T20"><text:s/>= 1. Inicialize todos os pesos como 0. Calcule o erro de classificação após finalizar o treinamento.</text:span></text:p>
      <text:p text:style-name="P6"><text:span text:style-name="T21">Número de erros para a classe Setosa = 0.</text:span></text:p>
      <text:p text:style-name="P6"><text:span text:style-name="T21">Número de erros para a classe Versicolor = 84.</text:span></text:p>
      <text:p text:style-name="P6"><text:span text:style-name="T21">Número de erros para a classe Virginica = 3.</text:span></text:p>
      <text:p text:style-name="P7"><text:span text:style-name="T22">3</text:span></text:p>
      <text:list text:style-name="L8">
        <text:list-item>
          <text:p text:style-name="P8"><text:span text:style-name="T23">Faço o mesmo da questão anterior modificando a ordem de apresentação dos exemplos durante uma época de treinamento. Faça uma permutação aleatória para que em cada época todos os exemplos sejam apresentados em uma ordem aleatória.</text:span></text:p>
        </text:list-item>
      </text:list>
      <text:p text:style-name="P9"><text:span text:style-name="T24">Número de erros para a classe Setosa = 0; 0.</text:span></text:p>
      <text:p text:style-name="P9"><text:span text:style-name="T24">Número de erros para a classe Versicolor = 41; 32.</text:span></text:p>
      <text:p text:style-name="P9"><text:span text:style-name="T25">Número de erros para a classe Virginica = 4; 1.</text:span></text:p>
      <text:p text:style-name="P10"><text:span text:style-name="T26">4</text:span></text:p>
      <text:list text:style-name="L11">
        <text:list-item>
          <text:p text:style-name="P11"><text:span text:style-name="T27">Combine os perceptrons da questão 2 para construir um classificador que indica a qual das três classes pertence o exemplo. Calcule a matriz de confusão deste classificador.</text:span></text:p>
        </text:list-item>
      </text:list>
      <text:p text:style-name="P12"><text:span text:style-name="T28">5</text:span></text:p>
      <text:list text:style-name="L13">
        <text:list-item>
          <text:p text:style-name="P13"><text:span text:style-name="T29">Faça o mesmo da questão anterior utilizando os perceptrons treinados na questão 3.</text:span></text:p>
        </text:list-item>
      </text:list>
      <text:p text:style-name="P14"><text:span text:style-name="T30">6</text:span></text:p>
      <text:list text:style-name="L15">
        <text:list-item>
          <text:p text:style-name="P15"><text:span text:style-name="T31">Utilize as saídas dos neurônios treinados para as classes Setosa e Virginica na questão 2 para treinar um neurônio para classificar a classe Virginica. Calcule a taxa de acerto deste neurônio no conjunto de treinamento. </text:span></text:p>
        </text:list-item>
      </text:list>
      <text:p text:style-name="P16"><text:span text:style-name="T32">7</text:span></text:p>
      <text:list text:style-name="L17">
        <text:list-item>
          <text:p text:style-name="P17"><text:span text:style-name="T33">Faça o mesmo da questão anterior utilizando os neurônios treinados na questão 3.</text:span></text:p>
        </text:list-item>
      </text:list>
      <text:p text:style-name="P18"><text:span text:style-name="T34">8</text:span></text:p>
      <text:list text:style-name="L19">
        <text:list-item>
          <text:p text:style-name="P19"><text:span text:style-name="T35">Repita a execução das questões 2 a 7 utilizando os primeiros 25 exemplos de cada classe com conjunto de treino e os outros 25 como conjunto de teste.</text:span></text:p>
        </text:list-item>
      </text:list>
      <text:p text:style-name="P20"><text:span text:style-name="T36"/></text:p>
      <text:list text:style-name="L21">
        <text:list-item>
          <text:p text:style-name="P21"><text:span text:style-name="T37">asd</text:span></text:p>
        </text:list-item>
      </text:list>
      <text:p text:style-name="P22"><text:span text:style-name="T38"/></text:p>
      <text:p text:style-name="P23"><text:span text:style-name="T38"/></text:p>
      <text:p text:style-name="P23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